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2.2229in" fo:margin-left="0.0069in" table:align="left"/>
    </style:style>
    <style:style style:name="Tabela1.A" style:family="table-column">
      <style:table-column-properties style:column-width="2.2229in"/>
    </style:style>
    <style:style style:name="Tabela1.1" style:family="table-row">
      <style:table-row-properties style:row-height="1.3931in"/>
    </style:style>
    <style:style style:name="Tabela1.A1" style:family="table-cell">
      <style:table-cell-properties fo:padding="0.0382in" fo:border-left="0.05pt solid #000000" fo:border-right="0.05pt solid #000000" fo:border-top="0.05pt solid #000000" fo:border-bottom="none"/>
    </style:style>
    <style:style style:name="P1" style:family="paragraph" style:parent-style-name="Table_20_Contents">
      <style:paragraph-properties fo:margin-left="-0.0028in" fo:margin-right="-0.0382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/>
    </style:style>
    <style:style style:name="P2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98in" svg:stroke-color="#ff0000" draw:marker-start-width="0.2299in" draw:marker-end-width="0.2299in" svg:stroke-opacity="30%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98in" svg:stroke-color="#ff0000" draw:marker-start-width="0.2299in" draw:marker-end-width="0.2299in" svg:stroke-opacity="30%" draw:textarea-horizontal-align="center" draw:textarea-vertical-align="middle" fo:padding-top="0.0307in" fo:padding-bottom="0.0307in" fo:padding-left="0.0307in" fo:padding-right="0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dsječak1"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P1"><draw:line text:anchor-type="paragraph" draw:z-index="0" draw:style-name="gr1" draw:text-style-name="P2" svg:x1="-0.0083in" svg:y1="0.1984in" svg:x2="2.1189in" svg:y2="0.1984in"><text:p/></draw:line><draw:line text:anchor-type="paragraph" draw:z-index="1" draw:style-name="gr1" draw:text-style-name="P2" svg:x1="-0.0161in" svg:y1="0.7016in" svg:x2="2.1276in" svg:y2="0.7016in"><text:p/></draw:line><draw:line text:anchor-type="paragraph" draw:z-index="2" draw:style-name="gr2" draw:text-style-name="P2" svg:x1="0.0917in" svg:y1="1.2673in" svg:x2="0.4224in" svg:y2="0.9909in"><text:p/></draw:line><draw:line text:anchor-type="paragraph" draw:z-index="3" draw:style-name="gr3" draw:text-style-name="P2" svg:x1="0.422in" svg:y1="1.2673in" svg:x2="0.1366in" svg:y2="0.9909in"><text:p/></draw:line><text:script script:language="JOOScript">@table:table-row
[#list lab.data as it]
@/table:table-row
[/#list]</text:script> <text:span text:style-name="T2">${lab.pred}</text:span><text:line-break/><text:span text:style-name="T1">(${it.jmj}) <text:s text:c="5"/>i</text:span><text:span text:style-name="T6">d: ${it.id} bk: ${it.bk}</text:span><text:line-break/><text:span text:style-name="T7">${it.naz}</text:span></text:p>
              <text:p text:style-name="P1"><text:span text:style-name="T1"><text:line-break/><text:line-break/>Br.kalk: ${lab.dok} <text:s text:c="3"/>tkm.br.: ${lab.tkm}<text:line-break/><text:line-break/></text:span><text:span text:style-name="T4">${it.c2}</text:span><text:span text:style-name="T3">KM</text:span><text:span text:style-name="T1"> <text:s text:c="3"/></text:span><text:span text:style-name="T5">${it.c1} KM</text:span></text:p>
            </table:table-cell>
          </table:table-row>
        </table:table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ad Husremović</meta:initial-creator>
    <meta:creation-date>2012-06-12T13:47:07</meta:creation-date>
    <dc:date>2012-06-25T15:11:20</dc:date>
    <meta:editing-duration>PT1H17M41S</meta:editing-duration>
    <meta:editing-cycles>48</meta:editing-cycles>
    <meta:generator>LibreOffice/3.4$Unix LibreOffice_project/340m1$Build-12</meta:generator>
    <meta:document-statistic meta:table-count="1" meta:image-count="0" meta:object-count="0" meta:page-count="1" meta:paragraph-count="0" meta:word-count="14" meta:character-count="137" meta:non-whitespace-character-count="109"/>
  </office:meta>
</office:document-meta>
</file>